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268000001A96331E28E.eps"/>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Bookman Old Style1" svg:font-family="'Bookman Old Style'" style:font-adornments="Bold"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OfficerTable" style:family="table">
      <style:table-properties style:width="5.8646in" fo:margin-left="0.4799in" fo:margin-right="-0.0042in" table:align="margins" style:writing-mode="lr-tb"/>
    </style:style>
    <style:style style:name="OfficerTable.A" style:family="table-column">
      <style:table-column-properties style:column-width="2.1563in" style:rel-column-width="24095*"/>
    </style:style>
    <style:style style:name="OfficerTable.B" style:family="table-column">
      <style:table-column-properties style:column-width="3.7083in" style:rel-column-width="41440*"/>
    </style:style>
    <style:style style:name="OfficerTable.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Normal_20__28_Web_29_">
      <style:paragraph-properties fo:margin-left="0.5in" fo:margin-right="0.5in" fo:margin-top="0.1945in" fo:margin-bottom="0in" fo:text-indent="0in" style:auto-text-indent="false"/>
    </style:style>
    <style:style style:name="P3"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4" style:family="paragraph" style:parent-style-name="Normal_20__28_Web_29_">
      <style:paragraph-properties fo:margin-left="0.5in" fo:margin-right="0.5in" fo:margin-top="0.1945in" fo:margin-bottom="0in" fo:line-height="115%"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45in" fo:margin-bottom="0in" fo:line-height="115%" fo:text-align="start" style:justify-single-word="false"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1945in" fo:margin-bottom="0in" fo:line-height="115%" fo:text-align="center" style:justify-single-word="false" fo:text-indent="0in" style:auto-text-indent="false"/>
      <style:text-properties style:font-name="Franklin Gothic Demi" fo:font-size="13.5pt" style:font-size-asian="13.5pt" style:font-size-complex="13.5pt"/>
    </style:style>
    <style:style style:name="P7" style:family="paragraph" style:parent-style-name="Normal_20__28_Web_29_">
      <style:paragraph-properties fo:margin-left="0.5in" fo:margin-right="0.5in" fo:margin-top="0.1945in" fo:margin-bottom="0in" fo:line-height="115%" fo:text-align="start" style:justify-single-word="false" fo:text-indent="0in" style:auto-text-indent="fals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1945in" fo:margin-bottom="0in" fo:line-height="115%" fo:text-align="start" style:justify-single-word="false" fo:text-indent="0in" style:auto-text-indent="false"/>
    </style:style>
    <style:style style:name="P9" style:family="paragraph" style:parent-style-name="Normal_20__28_Web_29_">
      <style:paragraph-properties fo:margin-left="0.5in" fo:margin-right="0.5in" fo:margin-top="0.1945in" fo:margin-bottom="0in" fo:line-height="115%" fo:text-align="start" style:justify-single-word="false" fo:text-indent="0in" style:auto-text-indent="false"/>
      <style:text-properties style:font-name="Bookman Old Style1" fo:font-size="11pt" style:font-size-asian="11pt" style:font-size-complex="11pt"/>
    </style:style>
    <style:style style:name="P10" style:family="paragraph" style:parent-style-name="Standard">
      <style:paragraph-properties fo:margin-left="0.5in" fo:margin-right="0.5in" fo:margin-top="0.1945in" fo:margin-bottom="0in" fo:line-height="115%" fo:text-align="center" style:justify-single-word="false" fo:text-indent="0in" style:auto-text-indent="false"/>
      <style:text-properties style:font-name="Franklin Gothic Demi" fo:font-size="13.5pt" style:font-size-asian="13.5pt" style:font-size-complex="13.5pt"/>
    </style:style>
    <style:style style:name="P11" style:family="paragraph" style:parent-style-name="Normal_20__28_Web_29_">
      <style:paragraph-properties fo:margin-left="0.5in" fo:margin-right="0.5in" fo:margin-top="0.1902in" fo:margin-bottom="0.0799in" fo:line-height="115%" fo:text-align="start" style:justify-single-word="false" fo:text-indent="0in" style:auto-text-indent="false"/>
      <style:text-properties style:font-name="Bookman Old Style1" fo:font-size="11pt" style:font-size-asian="11pt" style:font-size-complex="11pt"/>
    </style:style>
    <style:style style:name="P12" style:family="paragraph" style:parent-style-name="Normal_20__28_Web_29_">
      <style:paragraph-properties fo:margin-top="0.1945in" fo:margin-bottom="0in"/>
    </style:style>
    <style:style style:name="P13" style:family="paragraph" style:parent-style-name="Normal_20__28_Web_29_">
      <style:paragraph-properties fo:margin-top="0.1945in" fo:margin-bottom="0in" fo:text-align="center" style:justify-single-word="false"/>
    </style:style>
    <style:style style:name="P14"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5"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6" style:family="paragraph" style:parent-style-name="Standard">
      <style:text-properties style:font-name="Bookman Old Style" style:font-name-asian="Times New Roman"/>
    </style:style>
    <style:style style:name="P17"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18" style:family="paragraph" style:parent-style-name="Normal_20__28_Web_29_">
      <style:paragraph-properties fo:margin-left="2.1909in" fo:margin-right="0.1909in" fo:margin-top="0.1945in" fo:margin-bottom="0in" fo:text-indent="0in" style:auto-text-indent="false">
        <style:tab-stops>
          <style:tab-stop style:position="5.1252in"/>
        </style:tab-stops>
      </style:paragraph-properties>
    </style:style>
    <style:style style:name="P19" style:family="paragraph" style:parent-style-name="Standard">
      <style:paragraph-properties fo:margin-top="0in" fo:margin-bottom="0in" fo:line-height="100%" fo:text-align="center" style:justify-single-word="false"/>
      <style:text-properties style:font-name="Franklin Gothic Heavy" fo:font-size="18pt" fo:language="zxx" fo:country="none" style:font-size-asian="18pt" style:language-asian="zxx" style:country-asian="none" style:font-size-complex="18pt"/>
    </style:style>
    <style:style style:name="P20" style:family="paragraph" style:parent-style-name="Standard">
      <style:paragraph-properties fo:margin-top="0in" fo:margin-bottom="0in" fo:line-height="100%" fo:text-align="center" style:justify-single-word="false"/>
      <style:text-properties style:font-name="Franklin Gothic Heavy" fo:font-size="18pt" style:font-size-asian="18pt" style:font-size-complex="18pt"/>
    </style:style>
    <style:style style:name="P21" style:family="paragraph" style:parent-style-name="Standard">
      <style:paragraph-properties fo:margin-top="0in" fo:margin-bottom="0in" fo:line-height="100%" fo:text-align="center" style:justify-single-word="false"/>
      <style:text-properties style:font-name="Franklin Gothic Demi" fo:font-size="18pt" style:font-size-asian="18pt" style:font-size-complex="18pt"/>
    </style:style>
    <style:style style:name="P22" style:family="paragraph" style:parent-style-name="Table_20_Contents">
      <style:paragraph-properties fo:margin-left="0.0035in" fo:margin-right="0.0035in" fo:margin-top="0in" fo:margin-bottom="0in" fo:line-height="11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23" style:family="paragraph" style:parent-style-name="Table_20_Contents">
      <style:paragraph-properties fo:margin-left="0.0035in" fo:margin-right="0.0035in" fo:line-height="115%" fo:text-indent="0in" style:auto-text-indent="false"/>
      <style:text-properties style:font-name="Bookman Old Style"/>
    </style:style>
    <style:style style:name="P24" style:family="paragraph" style:parent-style-name="Standard" style:master-page-name="Standard">
      <style:paragraph-properties fo:margin-top="0in" fo:margin-bottom="0in" fo:line-height="100%" fo:text-align="center" style:justify-single-word="false" style:page-number="auto"/>
      <style:text-properties style:font-name="Franklin Gothic Heavy" fo:font-size="18pt" fo:language="zxx" fo:country="none" style:font-size-asian="18pt" style:language-asian="zxx" style:country-asian="none" style:font-size-complex="18pt"/>
    </style:style>
    <style:style style:name="P25" style:family="paragraph" style:parent-style-name="Normal_20__28_Web_29_" style:list-style-name="L1">
      <style:paragraph-properties fo:margin-top="0.1945in" fo:margin-bottom="0in" fo:line-height="115%"/>
      <style:text-properties style:font-name="Bookman Old Style" fo:font-size="11pt" style:font-size-asian="11pt" style:font-size-complex="11pt"/>
    </style:style>
    <style:style style:name="P26" style:family="paragraph" style:parent-style-name="Normal_20__28_Web_29_">
      <style:paragraph-properties fo:margin-left="0.7508in" fo:margin-right="0.0008in" fo:margin-top="0in" fo:margin-bottom="0in" fo:line-height="115%" fo:text-align="start" style:justify-single-word="false" fo:text-indent="0in" style:auto-text-indent="false"/>
      <style:text-properties style:font-name="Bookman Old Style1" fo:font-size="11pt" style:font-size-asian="11pt" style:font-size-complex="11pt"/>
    </style:style>
    <style:style style:name="P27" style:family="paragraph">
      <style:paragraph-properties style:writing-mode="lr-tb"/>
    </style:style>
    <style:style style:name="P28"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style:text-underline-style="solid" style:text-underline-width="auto" style:text-underline-color="font-color" style:font-size-asian="11pt" style:font-size-complex="11pt"/>
    </style:style>
    <style:style style:name="T3" style:family="text">
      <style:text-properties style:font-name="Bookman Old Style" fo:font-size="11pt" fo:font-style="italic" style:font-size-asian="11pt" style:font-style-asian="italic" style:font-size-complex="11pt" style:font-style-complex="italic"/>
    </style:style>
    <style:style style:name="T4" style:family="text">
      <style:text-properties style:font-name="Edwardian Script ITC" fo:font-size="48pt" fo:letter-spacing="0.0004in" style:font-name-asian="Edwardian Script ITC" style:font-name-complex="Edwardian Script ITC"/>
    </style:style>
    <text:list-style style:name="L1">
      <text:list-level-style-number text:level="1"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19"><draw:custom-shape text:anchor-type="char" draw:z-index="0" draw:style-name="gr1" draw:text-style-name="P28" svg:width="4.8378in" svg:height="1.6748in" svg:x="0.9535in" svg:y="0.1047in"><text:p text:style-name="P27"><text:span text:style-name="T4">Articles of Incorpor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1"/>
      <text:p text:style-name="P21"/>
      <text:p text:style-name="P21"/>
      <text:p text:style-name="P21"/>
      <text:p text:style-name="P20">[onshow.company_name]</text:p>
      <text:p text:style-name="P6">Article I</text:p>
      <text:p text:style-name="P4">The name of the corporation is <text:bookmark text:name="CompanyName21"/>[onshow.company_name].</text:p>
      <text:p text:style-name="P6">Article II</text:p>
      <text:p text:style-name="P5">The name and address of the registered agent of the corporation is WyomingRegisteredAgent.com, Inc., 1621 Central Avenue, Cheyenne, Wyoming 82001. This Corporation may maintain its office, or offices in such other place within or outside the State of Wyoming as my be from time to time designated by the Board of Directors or by the By-Laws of said Corporation, and that this Corporation may conduct all Corporation business of every kind and nature, Including the holding of all meetings of Directors and Stockholders, within as well as outside of the State of Wyoming.</text:p>
      <text:p text:style-name="P7"><text:tab/><text:tab/><text:tab/><text:tab/>Article III</text:p>
      <text:p text:style-name="P4">The purposes for with this Corporation are formed are:</text:p>
      <text:list xml:id="list40382216" text:style-name="L1">
        <text:list-item>
          <text:p text:style-name="P25">To do all things necessary or convenient to carry out its affairs and business, including but not limited to:</text:p>
          <text:list>
            <text:list-item>
              <text:p text:style-name="P25">Sue and be sued, complain and defend in its corporate name;</text:p>
            </text:list-item>
            <text:list-item>
              <text:p text:style-name="P25">Have a corporate seal, which may be altered at will, and use it or a facsimile of it, by impressing or affixing it or in any other manner reproducing it ;</text:p>
            </text:list-item>
            <text:list-item>
              <text:p text:style-name="P25"><text:soft-page-break/>Make and amend by-laws, not inconsistent with its articles of incorporation or the laws of this state, for managing the business and regulating the affairs of the corporation;</text:p>
            </text:list-item>
            <text:list-item>
              <text:p text:style-name="P25">Purchase, receive, lease or otherwise acquire, and own hold, improve, use, and otherwise deal with, real or personal property, or any legal or equitable interest in property, wherever located;</text:p>
            </text:list-item>
            <text:list-item>
              <text:p text:style-name="P25">Sell, convey, mortgage, pledge, lease, exchange, and otherwise dispose of all or any part of its property;</text:p>
            </text:list-item>
            <text:list-item>
              <text:p text:style-name="P25">Purchase, receive, subscribe for, or otherwise acquire; own, hold, vote, use, sell, mortgage, lend, pledge, or otherwise dispose of; and deal in and with shares or other interests in or obligations of, any entity;</text:p>
            </text:list-item>
            <text:list-item>
              <text:p text:style-name="P25">Make contracts and guarantees, incur liabilities, borrow money, issue its notes, bonds and other obligations which may be convertible into or include the option to purchase other securities of the corporation, and secure any of its obligations by mortgage or pledge of any of its property, franchises, or income;</text:p>
            </text:list-item>
            <text:list-item>
              <text:p text:style-name="P25">Lend money, invest and reinvest its funds, and receive and hold real personal property as security for repayment;</text:p>
            </text:list-item>
            <text:list-item>
              <text:p text:style-name="P25">Be a promoter, partner, member, associate, or manager of any partnership, joint venture, trust, or other entity;</text:p>
            </text:list-item>
            <text:list-item>
              <text:p text:style-name="P25">Conduct its business, locate offices and exercise the powers granted by this act within or outside this state;</text:p>
            </text:list-item>
            <text:list-item>
              <text:p text:style-name="P25">Elect directors and appoint officers, employees, and agents of the corporation, define their duties, fix their compensation, and lend them money and credit;</text:p>
            </text:list-item>
            <text:list-item>
              <text:p text:style-name="P25">Pay pensions and establish pension plans, pension trusts, profit sharing plans, share bonus plans, share option plans, and benefit or incentive plans for any or all of its current or former directors, officers, employees, and agents;</text:p>
            </text:list-item>
            <text:list-item>
              <text:p text:style-name="P25"><text:soft-page-break/>Make donations for the public welfare or for charitable, scientific, or educational purposes;</text:p>
            </text:list-item>
            <text:list-item>
              <text:p text:style-name="P25">Transact and lawful business; and </text:p>
            </text:list-item>
            <text:list-item>
              <text:p text:style-name="P25">Make payments or donations, or any other act not inconsistent with law, that furthers the business and affairs of the corporation.</text:p>
            </text:list-item>
          </text:list>
        </text:list-item>
      </text:list>
      <text:p text:style-name="P10">Article IV</text:p>
      <text:p text:style-name="P9">The total number of voting common stock authorized that may be issued by the Corporation is [onshow.num_shares] [onshow.share_class] Shares with [onshow.share_par] Par Value. Said shares may be issued by the corporation from time to time for such considerations as may be fixed by the Board of Directors.</text:p>
      <text:p text:style-name="P10">Article V</text:p>
      <text:p text:style-name="P9">The governing board of this corporation shall be known as directors, and the number of directors may from time to time be increased or decreased in such a manner as shall be provided by the By-Laws of this Corporation, providing that the number of directors shall not be reduced to fewer than one.</text:p>
      <text:p text:style-name="P11">The name and post office address of the first Board of Directors shall be as follows:</text:p>
      <table:table table:name="OfficerTable" table:style-name="OfficerTable">
        <table:table-column table:style-name="OfficerTable.A"/>
        <table:table-column table:style-name="OfficerTable.B"/>
        <table:table-header-rows>
          <table:table-row>
            <table:table-cell table:style-name="OfficerTable.A1" office:value-type="string">
              <text:p text:style-name="P22">Name</text:p>
            </table:table-cell>
            <table:table-cell table:style-name="OfficerTable.A1" office:value-type="string">
              <text:p text:style-name="P22">Address</text:p>
            </table:table-cell>
          </table:table-row>
        </table:table-header-rows>
        <table:table-row>
          <table:table-cell table:style-name="OfficerTable.A1" office:value-type="string">
            <text:p text:style-name="P23">[a.name]</text:p>
          </table:table-cell>
          <table:table-cell table:style-name="OfficerTable.A1" office:value-type="string">
            <text:p text:style-name="P23">[a.address]</text:p>
          </table:table-cell>
        </table:table-row>
      </table:table>
      <text:p text:style-name="P10">Article VI</text:p>
      <text:p text:style-name="P9">The capital stock, after the amount of the subscription price, or par value, has been paid in, shall not be subject to assessment to pay the debits of the corporation. </text:p>
      <text:p text:style-name="P10">Article VII</text:p>
      <text:p text:style-name="P9">The name and post office address of the Incorporator signing the Articles of <text:s/>Incorporation is as follows:</text:p>
      <text:p text:style-name="P9"><text:soft-page-break/></text:p>
      <text:p text:style-name="P26">WyomingRegisteredAgent.com, Inc.</text:p>
      <text:p text:style-name="P26">1621 Central Avenue,</text:p>
      <text:p text:style-name="P26">Cheyenne, WY 82001</text:p>
      <text:p text:style-name="P10">Article VIII</text:p>
      <text:p text:style-name="P9">The registered agent for this corporation shall be:</text:p>
      <text:p text:style-name="P9"><text:tab/><text:tab/><text:tab/>WYOMINGREGISTEREDAGENT.COM, INC</text:p>
      <text:p text:style-name="P9"/>
      <text:p text:style-name="P9"><text:tab/><text:tab/><text:tab/>The address of said agent, and the registered or statutory address of this corporation in the state of Wyoming shall be:</text:p>
      <text:p text:style-name="P9"/>
      <text:p text:style-name="P9"><text:tab/><text:tab/><text:tab/>1621 Central Avenue, Cheyenne, WY 82001</text:p>
      <text:p text:style-name="P10">Article IX</text:p>
      <text:p text:style-name="P9">The corporation is to have perpetual existence.</text:p>
      <text:p text:style-name="P10">Article X</text:p>
      <text:p text:style-name="P9">Furthermore and not in limitation of the powers conferred by statute, the Board of Directors is expressly authorized subject to the By-Laws if any, adopted by the Stockholders, to make, alter or amend the By-Laws of the Corporation. </text:p>
      <text:p text:style-name="P9"/>
      <text:p text:style-name="P9"><text:tab/>To fix the amount to be reserved as working capitol over and above its capital stock paid in; to authorize and cause to be executed mortgages and liens upon the real and personal property of this Corporation. </text:p>
      <text:p text:style-name="P9"><text:tab/></text:p>
      <text:p text:style-name="P9"><text:soft-page-break/><text:tab/>By resolution passed by a majority of the whole Board, to designate one or more committees, each committee to consist of one or more of the Directors of the Corporation, which, to the extent provided in the resolution, or in the By-Laws of the Corporation, shall have and may exercise the powers of the Board of Directors in the management of the business and affairs of the Corporation. Such committee or committees, shall have such name, or names as may be stated in the By-Laws of the Corporation, or as may be determined from time to time by resolution adopted by the Board of Directors. </text:p>
      <text:p text:style-name="P9"><text:tab/></text:p>
      <text:p text:style-name="P9"><text:tab/>When and as authorized by the affirmative vote of the Stockholders holding stock entitling them to exercise at least a majority of the voting power given at a Stockholders meeting called for that purpose, or when authorized by the written consent of the holders of at least a majority of the voting stock issued and outstanding, the Board of Directors shall have power and authority at any meeting to sell, lease, or exchange all of the property and assets of the Corporation, including its good will and its corporate franchises, upon such terms and conditions as its Board of Directors deems expedient and for the best interests of the Corporation. </text:p>
      <text:p text:style-name="P10">Article XI</text:p>
      <text:p text:style-name="P9">No shareholder shall be entitled as a matter of right to subscribe for or receive additional shares of any class of stock of the Corporation, whether now or hereafter authorized, or any bonds, debentures or securities convertible into stock, but such additional shares of stock or other securities convertible into stock may be issued or disposed of by the Board of Directors to such persons and on such terms in its discretion it shall deem advisable. </text:p>
      <text:p text:style-name="P10">Article XII</text:p>
      <text:p text:style-name="P9">No director or officer of the Corporation shall be personally liable to the Corporation or any of its stockholders for damages or for breach of fiduciary duty as a director or officer involving any act or omission of any such director or officer; provided, however, that the foregoing <text:soft-page-break/>provision shall not eliminate or limit the liability of a director or officer for the following;</text:p>
      <text:p text:style-name="P9">(i)<text:tab/>for acts of omissions which involve intentional misconduct, fraud or a knowing violation of law;</text:p>
      <text:p text:style-name="P9">(ii)<text:tab/>the payment of dividends in violation of Section 17-16-833 of the Wyoming Statutes;</text:p>
      <text:p text:style-name="P9">(iii)<text:tab/>for any breach of the director’s duty of loyalty, as defined by the Wyoming Business Corporation Act, to the corporation or its shareholders; </text:p>
      <text:p text:style-name="P9">(iv)<text:tab/>or for any transaction from which the officer or director derived improper personal benefit.</text:p>
      <text:p text:style-name="P9"/>
      <text:p text:style-name="P9">Any repeal or modification of this Article by the stockholders of the Corporation shall be prospective only, and shall not adversely affect any limitation on the personal liability of a director or officer of the Corporation for acts or omissions prior to such repeal or modification. </text:p>
      <text:p text:style-name="P10">Article XIII</text:p>
      <text:p text:style-name="P9">This Corporation reserves the right to amend, alter, change or repeal and provision contained in the Articles of Incorporation, in a manner now or hereafter prescribed by statute, or by the Articles of Incorporation, all rights conferred upon Stockholders herein are granted subject to this reservation. </text:p>
      <text:p text:style-name="P9"/>
      <text:p text:style-name="P9">I, THE UNDERSIGNED, being the Incorporator hereinbefore named for the purpose of forming a corporation pursuant to the General Corporation Law of the State of Wyoming, do make and file these Articles of Incorporation, hereby declaring and certifying that the facts herein stated are true and accordingly have hereunto set my hand this 13th day of July 2011.</text:p>
      <text:p text:style-name="P8"/>
      <text:p text:style-name="P18"><text:soft-page-break/><text:span text:style-name="T1">___________________________________<text:tab/></text:span><text:span text:style-name="T2"><text:date style:data-style-name="N116" text:date-value="2011-10-02T20:27:15.39">10/2/2011</text:date></text:span><text:span text:style-name="T1"><text:line-break/>Jason DeBraal<text:tab/>Date<text:line-break/>Vice President<text:line-break/>WyomingRegisteredAgent.com, Inc.</text:span></text:p>
      <text:p text:style-name="P16"/>
      <text:p text:style-name="P15">Consent To Appointment</text:p>
      <text:p text:style-name="P14">by</text:p>
      <text:p text:style-name="P14">Registered Agent</text:p>
      <text:p text:style-name="P13"/>
      <text:p text:style-name="P12"/>
      <text:p text:style-name="P2"><text:span text:style-name="T1">I, WyomingRegisteredAgent.com, Inc., with a registered office located at 2510 Warren Avenue, Cheyenne, Wyoming 82001, voluntarily consent to serve as the registered agent for </text:span><text:bookmark text:name="CompanyName3"/><text:span text:style-name="T3">[onshow.company_name] </text:span><text:span text:style-name="T1">on the date shown below.</text:span></text:p>
      <text:p text:style-name="P3">The registered agent certifies that he is in compliance with the requirements of W.S. 17-28-101 through W.S. 17-28-111.</text:p>
      <text:p text:style-name="P3">The registered agent certifies that he is a domestic corporation or not-for-profit domestic corporation whose business office is identical with the registered office.</text:p>
      <text:p text:style-name="P2"/>
      <text:p text:style-name="P2"><text:span text:style-name="T1">Executed this day </text:span><text:span text:style-name="T1"><text:date style:data-style-name="N76" text:date-value="2011-10-02T20:27:15.39">October 2, 2011</text:date></text:span><text:span text:style-name="T1">.</text:span></text:p>
      <text:p text:style-name="P2"/>
      <text:p text:style-name="P2"/>
      <text:p text:style-name="P17">___________________________________<text:line-break/>Jason DeBraal<text:line-break/>Vice President<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Bookman Old Style1" svg:font-family="'Bookman Old Style'" style:font-adornments="Bold"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35in" fo:margin-left="0in" fo:margin-right="0in" fo:margin-top="0.3098in" style:dynamic-spacing="fals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Articles of Incorporation<text:tab/>Page <text:page-number text:select-page="current">8</text:page-number> of <text:page-count>8</text:page-count></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15T21:51:00.83</meta:creation-date>
    <meta:editing-cycles>26</meta:editing-cycles>
    <meta:editing-duration>PT1H22M29S</meta:editing-duration>
    <meta:generator>OpenOffice.org/3.3$Win32 OpenOffice.org_project/330m20$Build-9567</meta:generator>
    <meta:initial-creator>Keith Vogt</meta:initial-creator>
    <dc:date>2011-10-02T20:27:15.22</dc:date>
    <dc:creator>Keith Vogt</dc:creator>
    <meta:document-statistic meta:table-count="1" meta:image-count="0" meta:object-count="0" meta:page-count="8" meta:paragraph-count="75" meta:word-count="1495" meta:character-count="9277"/>
  </office:meta>
</office:document-meta>
</file>